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ourier New" svg:font-family="'Courier New'" style:font-family-generic="modern" style:font-pitch="fixed"/>
    <style:font-face style:name="Arial" svg:font-family="Arial" style:font-pitch="variable"/>
    <style:font-face style:name="DejaVu Sans" svg:font-family="'DejaVu Sans'" style:font-pitch="variable"/>
    <style:font-face style:name="Droid Sans Fallback" svg:font-family="'Droid Sans Fallback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New Sung" svg:font-family="'AR PL New Sung'" style:font-family-generic="system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fffbcc" fo:min-height="2.509cm"/>
    </style:style>
    <style:style style:name="gr2" style:family="graphic">
      <style:graphic-properties style:protect="size"/>
    </style:style>
    <style:style style:name="gr3" style:family="graphic" style:parent-style-name="Default_5f_4">
      <style:graphic-properties draw:stroke="dash" draw:stroke-dash="Dashed_20__28_var_29__20_4" svg:stroke-width="0.053cm" svg:stroke-color="#ffffff" svg:stroke-opacity="100%" draw:stroke-linejoin="miter" svg:stroke-linecap="square" draw:fill="none" draw:fill-color="#ffffff" draw:textarea-horizontal-align="left" draw:textarea-vertical-align="middle" draw:auto-grow-height="false" fo:min-height="7.018cm" fo:min-width="33.894cm" fo:padding-top="0.13cm" fo:padding-bottom="0.13cm" fo:padding-left="0.25cm" fo:padding-right="0.25cm" fo:wrap-option="no-wrap" draw:shadow-color="#808080"/>
    </style:style>
    <style:style style:name="gr4" style:family="graphic" style:parent-style-name="Default_5f_4" style:list-style-name="L5">
      <style:graphic-properties draw:stroke="solid" svg:stroke-width="0.026cm" svg:stroke-color="#ffffff" svg:stroke-opacity="100%" draw:stroke-linejoin="miter" svg:stroke-linecap="square" draw:fill="solid" draw:fill-color="#6666ff" draw:textarea-horizontal-align="justify" draw:textarea-vertical-align="middle" draw:auto-grow-height="false" fo:min-height="2.39cm" fo:min-width="3.026cm" fo:padding-top="0.13cm" fo:padding-bottom="0.13cm" fo:padding-left="0.25cm" fo:padding-right="0.25cm" fo:wrap-option="no-wrap" draw:shadow-color="#808080"/>
    </style:style>
    <style:style style:name="gr5" style:family="graphic" style:parent-style-name="Default_5f_4" style:list-style-name="L5">
      <style:graphic-properties draw:stroke="solid" svg:stroke-width="0.026cm" svg:stroke-color="#ffffff" svg:stroke-opacity="100%" draw:stroke-linejoin="miter" svg:stroke-linecap="square" draw:fill="solid" draw:fill-color="#6666ff" draw:textarea-horizontal-align="justify" draw:textarea-vertical-align="middle" draw:auto-grow-height="false" fo:min-height="2.39cm" fo:min-width="3.025cm" fo:padding-top="0.13cm" fo:padding-bottom="0.13cm" fo:padding-left="0.25cm" fo:padding-right="0.25cm" fo:wrap-option="no-wrap" draw:shadow-color="#808080"/>
    </style:style>
    <style:style style:name="gr6" style:family="graphic" style:parent-style-name="Default_5f_4" style:list-style-name="L5">
      <style:graphic-properties draw:stroke="solid" svg:stroke-width="0.026cm" svg:stroke-color="#ffffff" svg:stroke-opacity="100%" draw:stroke-linejoin="miter" svg:stroke-linecap="square" draw:fill="solid" draw:fill-color="#6666ff" draw:textarea-horizontal-align="justify" draw:textarea-vertical-align="middle" draw:auto-grow-height="false" fo:min-height="2.39cm" fo:min-width="3.026cm" fo:padding-top="0.13cm" fo:padding-bottom="0.13cm" fo:padding-left="0.25cm" fo:padding-right="0.25cm" fo:wrap-option="no-wrap" draw:shadow-color="#808080"/>
    </style:style>
    <style:style style:name="gr7" style:family="graphic" style:parent-style-name="Default_5f_4">
      <style:graphic-properties draw:stroke="solid" svg:stroke-width="0.026cm" svg:stroke-color="#ffffff" svg:stroke-opacity="100%" draw:stroke-linejoin="miter" svg:stroke-linecap="square" draw:fill="solid" draw:fill-color="#ccccff" draw:textarea-horizontal-align="left" draw:textarea-vertical-align="middle" draw:auto-grow-height="false" fo:min-height="1.286cm" fo:min-width="0.972cm" fo:padding-top="0.13cm" fo:padding-bottom="0.13cm" fo:padding-left="0.25cm" fo:padding-right="0.25cm" fo:wrap-option="no-wrap" draw:shadow-color="#808080"/>
    </style:style>
    <style:style style:name="gr8" style:family="graphic" style:parent-style-name="Default_5f_4" style:list-style-name="L5">
      <style:graphic-properties draw:stroke="solid" svg:stroke-width="0.026cm" svg:stroke-color="#ffffff" svg:stroke-opacity="100%" draw:stroke-linejoin="miter" svg:stroke-linecap="square" draw:fill="solid" draw:fill-color="#6666ff" draw:textarea-horizontal-align="justify" draw:textarea-vertical-align="middle" draw:auto-grow-height="false" fo:min-height="2.39cm" fo:min-width="3.026cm" fo:padding-top="0.13cm" fo:padding-bottom="0.13cm" fo:padding-left="0.25cm" fo:padding-right="0.25cm" fo:wrap-option="no-wrap" draw:shadow-color="#808080"/>
    </style:style>
    <style:style style:name="gr9" style:family="graphic" style:parent-style-name="Default_5f_4" style:list-style-name="L5">
      <style:graphic-properties draw:stroke="solid" svg:stroke-width="0.026cm" svg:stroke-color="#ffffff" svg:stroke-opacity="100%" draw:stroke-linejoin="miter" svg:stroke-linecap="square" draw:fill="solid" draw:fill-color="#6666ff" draw:textarea-horizontal-align="justify" draw:textarea-vertical-align="middle" draw:auto-grow-height="false" fo:min-height="2.39cm" fo:min-width="3.026cm" fo:padding-top="0.13cm" fo:padding-bottom="0.13cm" fo:padding-left="0.25cm" fo:padding-right="0.25cm" fo:wrap-option="no-wrap" draw:shadow-color="#808080"/>
    </style:style>
    <style:style style:name="gr10" style:family="graphic" style:parent-style-name="Default_5f_4" style:list-style-name="L5">
      <style:graphic-properties draw:stroke="solid" svg:stroke-width="0.026cm" svg:stroke-color="#ffffff" svg:stroke-opacity="100%" draw:stroke-linejoin="miter" svg:stroke-linecap="square" draw:fill="solid" draw:fill-color="#6666ff" draw:textarea-horizontal-align="justify" draw:textarea-vertical-align="middle" draw:auto-grow-height="false" fo:min-height="2.39cm" fo:min-width="3.026cm" fo:padding-top="0.13cm" fo:padding-bottom="0.13cm" fo:padding-left="0.25cm" fo:padding-right="0.25cm" fo:wrap-option="no-wrap" draw:shadow-color="#808080"/>
    </style:style>
    <style:style style:name="gr11" style:family="graphic" style:parent-style-name="Default_5f_4" style:list-style-name="L5">
      <style:graphic-properties draw:stroke="dash" draw:stroke-dash="Dashed_20__28_var_29__20_5" svg:stroke-width="0.026cm" svg:stroke-color="#ffffff" svg:stroke-opacity="100%" draw:stroke-linejoin="miter" svg:stroke-linecap="square" draw:fill="solid" draw:fill-color="#6666ff" draw:opacity="49%" draw:textarea-horizontal-align="justify" draw:textarea-vertical-align="middle" draw:auto-grow-height="false" fo:min-height="2.39cm" fo:min-width="3.026cm" fo:padding-top="0.13cm" fo:padding-bottom="0.13cm" fo:padding-left="0.25cm" fo:padding-right="0.25cm" fo:wrap-option="no-wrap" draw:shadow-color="#808080"/>
    </style:style>
    <style:style style:name="gr12" style:family="graphic" style:parent-style-name="Default_5f_4">
      <style:graphic-properties draw:stroke="solid" svg:stroke-width="0.035cm" svg:stroke-color="#ffffff" draw:marker-end="msArrowEnd_20_9" draw:marker-end-width="0.35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" style:family="graphic" style:parent-style-name="Default_5f_4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4" style:family="graphic" style:parent-style-name="Default_5f_4">
      <style:graphic-properties draw:stroke="solid" svg:stroke-width="0.026cm" svg:stroke-color="#ffffff" draw:marker-end="msArrowEnd_20_9" draw:marker-end-width="0.35cm" draw:marker-end-center="false" svg:stroke-opacity="100%" draw:stroke-linejoin="round" svg:stroke-linecap="square" draw:fill="none" draw:fill-color="#ffffff" draw:textarea-horizontal-align="left" draw:textarea-vertical-align="middle" draw:auto-grow-height="false" fo:min-height="0.178cm" fo:min-width="23.019cm" fo:padding-top="0.13cm" fo:padding-bottom="0.13cm" fo:padding-left="0.25cm" fo:padding-right="0.25cm" fo:wrap-option="no-wrap" draw:shadow-color="#808080"/>
    </style:style>
    <style:style style:name="gr15" style:family="graphic" style:parent-style-name="Default_5f_4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" style:family="graphic" style:parent-style-name="Default_5f_4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" style:family="graphic" style:parent-style-name="Default_5f_4">
      <style:graphic-properties draw:stroke="solid" svg:stroke-width="0.026cm" svg:stroke-color="#ffffff" draw:marker-end="msArrowEnd_20_9" draw:marker-end-width="0.35cm" draw:marker-end-center="false" svg:stroke-opacity="100%" draw:stroke-linejoin="round" svg:stroke-linecap="square" draw:fill="none" draw:fill-color="#ffffff" draw:textarea-horizontal-align="left" draw:textarea-vertical-align="middle" draw:auto-grow-height="false" fo:min-height="0.182cm" fo:min-width="6.26cm" fo:padding-top="0.13cm" fo:padding-bottom="0.13cm" fo:padding-left="0.25cm" fo:padding-right="0.25cm" fo:wrap-option="no-wrap" draw:shadow-color="#808080"/>
    </style:style>
    <style:style style:name="gr18" style:family="graphic" style:parent-style-name="Default_5f_4">
      <style:graphic-properties draw:stroke="solid" svg:stroke-width="0.026cm" svg:stroke-color="#ffffff" draw:marker-end="msArrowEnd_20_9" draw:marker-end-width="0.35cm" draw:marker-end-center="false" svg:stroke-opacity="100%" draw:stroke-linejoin="round" svg:stroke-linecap="square" draw:fill="none" draw:fill-color="#ffffff" draw:textarea-horizontal-align="left" draw:textarea-vertical-align="middle" draw:auto-grow-height="false" fo:min-height="0.183cm" fo:min-width="6.259cm" fo:padding-top="0.13cm" fo:padding-bottom="0.13cm" fo:padding-left="0.25cm" fo:padding-right="0.25cm" fo:wrap-option="no-wrap" draw:shadow-color="#808080"/>
    </style:style>
    <style:style style:name="gr19" style:family="graphic" style:parent-style-name="Default_5f_4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0" style:family="graphic" style:parent-style-name="Default_5f_4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1" style:family="graphic" style:parent-style-name="Default_5f_4">
      <style:graphic-properties draw:stroke="solid" svg:stroke-width="0.026cm" svg:stroke-color="#ffffff" draw:marker-end="msArrowEnd_20_9" draw:marker-end-width="0.35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2" style:family="graphic" style:parent-style-name="Default_5f_4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3" style:family="graphic" style:parent-style-name="standard" style:list-style-name="L5">
      <style:graphic-properties draw:stroke="solid" svg:stroke-width="0.026cm" svg:stroke-color="#ffffff" svg:stroke-opacity="100%" draw:stroke-linejoin="miter" svg:stroke-linecap="square" draw:fill="solid" draw:fill-color="#6666ff" draw:textarea-horizontal-align="justify" draw:textarea-vertical-align="middle" draw:auto-grow-height="false" fo:min-height="2.39cm" fo:min-width="3.026cm" fo:padding-top="0.13cm" fo:padding-bottom="0.13cm" fo:padding-left="0.25cm" fo:padding-right="0.25cm" fo:wrap-option="no-wrap" draw:shadow-color="#808080"/>
    </style:style>
    <style:style style:name="gr24" style:family="graphic" style:parent-style-name="standard" style:list-style-name="L5">
      <style:graphic-properties draw:stroke="solid" svg:stroke-width="0.026cm" svg:stroke-color="#ffffff" svg:stroke-opacity="100%" draw:stroke-linejoin="miter" svg:stroke-linecap="square" draw:fill="solid" draw:fill-color="#6666ff" draw:textarea-horizontal-align="justify" draw:textarea-vertical-align="middle" draw:auto-grow-height="false" fo:min-height="2.389cm" fo:min-width="3.026cm" fo:padding-top="0.13cm" fo:padding-bottom="0.13cm" fo:padding-left="0.25cm" fo:padding-right="0.25cm" fo:wrap-option="no-wrap" draw:shadow-color="#808080"/>
    </style:style>
    <style:style style:name="gr25" style:family="graphic" style:parent-style-name="standard" style:list-style-name="L5">
      <style:graphic-properties draw:stroke="solid" svg:stroke-width="0.026cm" svg:stroke-color="#ffffff" svg:stroke-opacity="100%" draw:stroke-linejoin="miter" svg:stroke-linecap="square" draw:fill="solid" draw:fill-color="#6666ff" draw:textarea-horizontal-align="justify" draw:textarea-vertical-align="middle" draw:auto-grow-height="false" fo:min-height="2.389cm" fo:min-width="3.026cm" fo:padding-top="0.13cm" fo:padding-bottom="0.13cm" fo:padding-left="0.25cm" fo:padding-right="0.25cm" fo:wrap-option="no-wrap" draw:shadow-color="#808080"/>
    </style:style>
    <style:style style:name="gr26" style:family="graphic" style:parent-style-name="standard" style:list-style-name="L5">
      <style:graphic-properties draw:stroke="dash" draw:stroke-dash="Dashed_20__28_var_29__20_5" svg:stroke-width="0.026cm" svg:stroke-color="#ffffff" svg:stroke-opacity="100%" draw:stroke-linejoin="miter" svg:stroke-linecap="square" draw:fill="solid" draw:fill-color="#6666ff" draw:opacity="49%" draw:textarea-horizontal-align="justify" draw:textarea-vertical-align="middle" draw:auto-grow-height="false" fo:min-height="2.39cm" fo:min-width="3.026cm" fo:padding-top="0.13cm" fo:padding-bottom="0.13cm" fo:padding-left="0.25cm" fo:padding-right="0.25cm" fo:wrap-option="no-wrap" draw:shadow-color="#808080"/>
    </style:style>
    <style:style style:name="gr27" style:family="graphic" style:parent-style-name="standard">
      <style:graphic-properties draw:stroke="solid" svg:stroke-width="0.035cm" svg:stroke-color="#000000" draw:marker-end="msArrowEnd_20_9" draw:marker-end-width="0.35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9" style:family="graphic" style:parent-style-name="standard">
      <style:graphic-properties draw:stroke="solid" svg:stroke-width="0.026cm" svg:stroke-color="#000000" draw:marker-end="msArrowEnd_20_9" draw:marker-end-width="0.35cm" draw:marker-end-center="false" svg:stroke-opacity="100%" draw:stroke-linejoin="round" svg:stroke-linecap="square" draw:fill="none" draw:fill-color="#ffffff" draw:textarea-horizontal-align="left" draw:textarea-vertical-align="middle" draw:auto-grow-height="false" fo:min-height="0.178cm" fo:min-width="23.019cm" fo:padding-top="0.13cm" fo:padding-bottom="0.13cm" fo:padding-left="0.25cm" fo:padding-right="0.25cm" fo:wrap-option="no-wrap" draw:shadow-color="#808080"/>
    </style:style>
    <style:style style:name="gr3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2" style:family="graphic" style:parent-style-name="standard">
      <style:graphic-properties draw:stroke="solid" svg:stroke-width="0.026cm" svg:stroke-color="#000000" draw:marker-end="msArrowEnd_20_9" draw:marker-end-width="0.35cm" draw:marker-end-center="false" svg:stroke-opacity="100%" draw:stroke-linejoin="round" svg:stroke-linecap="square" draw:fill="none" draw:fill-color="#ffffff" draw:textarea-horizontal-align="left" draw:textarea-vertical-align="middle" draw:auto-grow-height="false" fo:min-height="0.182cm" fo:min-width="6.26cm" fo:padding-top="0.13cm" fo:padding-bottom="0.13cm" fo:padding-left="0.25cm" fo:padding-right="0.25cm" fo:wrap-option="no-wrap" draw:shadow-color="#808080"/>
    </style:style>
    <style:style style:name="gr33" style:family="graphic" style:parent-style-name="standard">
      <style:graphic-properties draw:stroke="solid" svg:stroke-width="0.026cm" svg:stroke-color="#000000" draw:marker-end="msArrowEnd_20_9" draw:marker-end-width="0.35cm" draw:marker-end-center="false" svg:stroke-opacity="100%" draw:stroke-linejoin="round" svg:stroke-linecap="square" draw:fill="none" draw:fill-color="#ffffff" draw:textarea-horizontal-align="left" draw:textarea-vertical-align="middle" draw:auto-grow-height="false" fo:min-height="0.183cm" fo:min-width="6.259cm" fo:padding-top="0.13cm" fo:padding-bottom="0.13cm" fo:padding-left="0.25cm" fo:padding-right="0.25cm" fo:wrap-option="no-wrap" draw:shadow-color="#808080"/>
    </style:style>
    <style:style style:name="gr3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6" style:family="graphic" style:parent-style-name="standard">
      <style:graphic-properties draw:stroke="solid" svg:stroke-width="0.026cm" svg:stroke-color="#000000" draw:marker-end="msArrowEnd_20_9" draw:marker-end-width="0.35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9" style:family="graphic" style:parent-style-name="standard">
      <style:graphic-properties draw:stroke="dash" draw:stroke-dash="Dashed_20__28_var_29__20_6" svg:stroke-width="0.035cm" svg:stroke-color="#000000" svg:stroke-opacity="100%" draw:stroke-linejoin="miter" svg:stroke-linecap="square" draw:fill="none" draw:fill-color="#ffffff" draw:textarea-horizontal-align="left" draw:textarea-vertical-align="middle" draw:auto-grow-height="false" fo:min-height="11.426cm" fo:min-width="15.522cm" fo:padding-top="0.13cm" fo:padding-bottom="0.13cm" fo:padding-left="0.25cm" fo:padding-right="0.25cm" fo:wrap-option="no-wrap" draw:shadow-color="#808080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6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1.171cm" fo:min-width="0cm" fo:padding-top="0.13cm" fo:padding-bottom="0.13cm" fo:padding-left="0.25cm" fo:padding-right="0.25cm" fo:wrap-option="no-wrap" draw:shadow-color="#808080"/>
    </style:style>
    <style:style style:name="P1" style:family="paragraph">
      <style:paragraph-properties style:writing-mode="lr-tb"/>
    </style:style>
    <style:style style:name="P2" style:family="paragraph">
      <loext:graphic-properties draw:fill="solid" draw:fill-color="#fffbcc"/>
      <style:paragraph-properties style:writing-mode="lr-tb"/>
      <style:text-properties fo:font-size="16pt" style:font-size-asian="16pt" style:font-size-complex="16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text-indent="0cm" style:punctuation-wrap="hanging" style:line-break="strict"/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style:paragraph-properties fo:margin-left="0cm" fo:margin-right="0cm" fo:text-align="center" fo:text-indent="0cm" style:punctuation-wrap="simple" style:line-break="normal" style:writing-mode="lr-tb"/>
      <style:text-properties fo:font-size="19.8999996185303pt"/>
    </style:style>
    <style:style style:name="P7" style:family="paragraph">
      <loext:graphic-properties draw:fill="solid" draw:fill-color="#6666ff"/>
      <style:paragraph-properties fo:margin-left="0cm" fo:margin-right="0cm" fo:text-align="center" fo:text-indent="0cm" style:punctuation-wrap="simple" style:line-break="normal" style:writing-mode="lr-tb" style:font-independent-line-spacing="true"/>
      <style:text-properties fo:font-size="19.8999996185303pt"/>
    </style:style>
    <style:style style:name="P8" style:family="paragraph">
      <loext:graphic-properties draw:fill="solid" draw:fill-color="#ccccff"/>
      <style:paragraph-properties style:writing-mode="lr-tb" style:font-independent-line-spacing="true"/>
    </style:style>
    <style:style style:name="P9" style:family="paragraph">
      <loext:graphic-properties draw:fill="solid" draw:fill-color="#6666ff" draw:opacity="49%"/>
      <style:paragraph-properties fo:margin-left="0cm" fo:margin-right="0cm" fo:text-align="center" fo:text-indent="0cm" style:punctuation-wrap="simple" style:line-break="normal" style:writing-mode="lr-tb" style:font-independent-line-spacing="true"/>
      <style:text-properties fo:font-size="19.8999996185303pt"/>
    </style:style>
    <style:style style:name="P10" style:family="paragraph">
      <loext:graphic-properties draw:fill="none" draw:fill-color="#ffffff"/>
      <style:paragraph-properties fo:text-align="center" style:writing-mode="lr-tb"/>
    </style:style>
    <style:style style:name="P11" style:family="paragraph">
      <style:paragraph-properties fo:margin-left="0cm" fo:margin-right="0cm" fo:text-indent="0cm" style:punctuation-wrap="simple" style:line-break="normal" style:writing-mode="lr-tb"/>
      <style:text-properties fo:font-size="19.8999996185303pt"/>
    </style:style>
    <style:style style:name="P12" style:family="paragraph">
      <loext:graphic-properties draw:fill="none" draw:fill-color="#ffffff"/>
      <style:paragraph-properties fo:margin-left="0cm" fo:margin-right="0cm" fo:text-indent="0cm" style:punctuation-wrap="simple" style:line-break="normal" style:writing-mode="lr-tb" style:font-independent-line-spacing="true"/>
      <style:text-properties fo:font-size="19.8999996185303pt"/>
    </style:style>
    <style:style style:name="P13" style:family="paragraph">
      <style:paragraph-properties fo:margin-left="0cm" fo:margin-right="0cm" fo:text-indent="0cm" style:punctuation-wrap="simple" style:line-break="normal" style:writing-mode="lr-tb"/>
      <style:text-properties fo:color="#000000" fo:font-size="19.8999996185303pt"/>
    </style:style>
    <style:style style:name="P14" style:family="paragraph">
      <loext:graphic-properties draw:fill="none" draw:fill-color="#ffffff"/>
      <style:paragraph-properties fo:margin-left="0cm" fo:margin-right="0cm" fo:text-indent="0cm" style:punctuation-wrap="simple" style:line-break="normal" style:writing-mode="lr-tb" style:font-independent-line-spacing="true"/>
      <style:text-properties fo:color="#000000" fo:font-size="19.8999996185303pt"/>
    </style:style>
    <style:style style:name="P15" style:family="paragraph">
      <style:paragraph-properties fo:margin-left="0cm" fo:margin-right="0cm" fo:margin-top="0.705cm" fo:margin-bottom="0cm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2cm"/>
          <style:tab-stop style:position="29.95cm"/>
        </style:tab-stops>
      </style:paragraph-properties>
      <style:text-properties fo:color="#000000" fo:font-size="19.8999996185303pt"/>
    </style:style>
    <style:style style:name="P16" style:family="paragraph">
      <loext:graphic-properties draw:fill="none" draw:fill-color="#ffffff"/>
      <style:paragraph-properties fo:margin-left="0cm" fo:margin-right="0cm" fo:margin-top="0.705cm" fo:margin-bottom="0cm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2cm"/>
          <style:tab-stop style:position="29.95cm"/>
        </style:tab-stops>
      </style:paragraph-properties>
      <style:text-properties fo:color="#000000" fo:font-size="19.8999996185303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40pt" fo:language="en" fo:country="GB" style:font-size-asian="40pt" style:language-asian="en" style:country-asian="GB" style:font-size-complex="40pt" style:language-complex="en" style:country-complex="GB"/>
    </style:style>
    <style:style style:name="T5" style:family="text">
      <style:text-properties fo:color="#ffffff" fo:font-size="24pt" fo:language="en" fo:country="GB" fo:text-shadow="1pt 1pt" fo:font-weight="bold" style:font-size-asian="24pt" style:language-asian="en" style:country-asian="GB" style:font-weight-asian="bold" style:font-size-complex="24pt" style:language-complex="en" style:country-complex="GB" style:font-weight-complex="bold"/>
    </style:style>
    <style:style style:name="T6" style:family="text">
      <style:text-properties fo:color="#ffffff" fo:font-size="19.8999996185303pt" fo:language="en" fo:country="GB" fo:text-shadow="1pt 1pt" style:language-asian="en" style:country-asian="GB" style:language-complex="en" style:country-complex="GB"/>
    </style:style>
    <style:style style:name="T7" style:family="text">
      <style:text-properties fo:color="#ffffff" fo:font-size="19.8999996185303pt" fo:language="en" fo:country="GB" fo:text-shadow="1pt 1pt" fo:font-weight="bold" style:language-asian="en" style:country-asian="GB" style:font-weight-asian="bold" style:language-complex="en" style:country-complex="GB" style:font-weight-complex="bold"/>
    </style:style>
    <style:style style:name="T8" style:family="text">
      <style:text-properties fo:color="#ffffff" fo:font-size="19.8999996185303pt" fo:language="en" fo:country="GB" style:language-asian="en" style:country-asian="GB" style:language-complex="en" style:country-complex="GB"/>
    </style:style>
    <style:style style:name="T9" style:family="text">
      <style:text-properties fo:language="en" fo:country="GB" style:language-asian="en" style:country-asian="GB" style:language-complex="en" style:country-complex="GB"/>
    </style:style>
    <style:style style:name="T10" style:family="text">
      <style:text-properties fo:color="#000000" fo:font-size="19.8999996185303pt" fo:language="en" fo:country="GB" style:language-asian="en" style:country-asian="GB" style:language-complex="en" style:country-complex="GB"/>
    </style:style>
    <style:style style:name="T11" style:family="text">
      <style:text-properties fo:color="#000000" fo:font-size="32pt" fo:language="en" fo:country="GB" fo:font-weight="bold" style:font-size-asian="32pt" style:language-asian="en" style:country-asian="GB" style:font-weight-asian="bold" style:font-size-complex="32pt" style:language-complex="en" style:country-complex="GB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dfdef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33.596cm" svg:height="3.506cm" svg:x="1.599cm" svg:y="7.6cm" presentation:class="title" presentation:user-transformed="true">
          <draw:text-box>
            <text:p>POPF</text:p>
          </draw:text-box>
        </draw:frame>
        <draw:frame draw:style-name="gr1" draw:text-style-name="P2" draw:layer="layout" svg:width="38.045cm" svg:height="2.509cm" svg:x="0cm" svg:y="18.752cm">
          <draw:text-box>
            <text:p><text:span text:style-name="T1">"Forward-Chaining Partial-Order Planning." A. J. Coles, A. I. Coles, M. Fox, and D. Long. Proceedings of the Twentieth International Conference on Automated Planning and Scheduling (ICAPS-10). May 2010. 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33.596cm" svg:height="3.506cm" svg:x="1.866cm" svg:y="0.837cm" presentation:class="title">
          <draw:text-box>
            <text:p>Temporal Planners</text:p>
          </draw:text-box>
        </draw:frame>
        <draw:frame presentation:style-name="pr4" draw:text-style-name="P1" draw:layer="layout" svg:width="32.849cm" svg:height="12.18cm" svg:x="1.866cm" svg:y="4.914cm" presentation:class="outline">
          <draw:text-box>
            <text:list text:style-name="L3">
              <text:list-item>
                <text:p>Forward Search + STN = CRIKEY 3</text:p>
                <text:list>
                  <text:list-item>
                    <text:p>Order each action <text:span text:style-name="T2">after </text:span><text:span text:style-name="T3">the previous action in the plan</text:span></text:p>
                  </text:list-item>
                  <text:list-item>
                    <text:p><text:span text:style-name="T3">Create a total order</text:span></text:p>
                  </text:list-item>
                </text:list>
              </text:list-item>
              <text:list-item>
                <text:p><text:span text:style-name="T3">POPF: Partial Order Planning Forwards</text:span></text:p>
                <text:list>
                  <text:list-item>
                    <text:p><text:span text:style-name="T3">Based on CRIKEY 3</text:span></text:p>
                  </text:list-item>
                  <text:list-item>
                    <text:p><text:span text:style-name="T3">Only put ordering constraints between actions when they are neede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presentation:style-name="pr5" draw:text-style-name="P5" draw:layer="layout" svg:width="33.597cm" svg:height="3.5cm" svg:x="1.866cm" svg:y="0.84cm" presentation:class="title" presentation:user-transformed="true">
          <draw:text-box>
            <text:list text:style-name="L4">
              <text:list-header>
                <text:p text:style-name="P4"><text:span text:style-name="T4">Forward Chaining Temporal Planning</text:span></text:p>
              </text:list-header>
            </text:list>
          </draw:text-box>
        </draw:frame>
        <draw:frame presentation:style-name="Default-outline1" draw:text-style-name="P1" draw:layer="layout" svg:width="33.597cm" svg:height="13.883cm" svg:x="1.866cm" svg:y="4.9cm" presentation:class="outline" presentation:user-transformed="true">
          <draw:text-box>
            <text:list text:style-name="L3">
              <text:list-item>
                <text:p>A state S is a tuple &lt;F,V,P,T&gt; of:</text:p>
                <text:list>
                  <text:list-item>
                    <text:p>Propositional Facts</text:p>
                  </text:list-item>
                  <text:list-item>
                    <text:p>Values of numeric task variables</text:p>
                  </text:list-item>
                  <text:list-item>
                    <text:p>The Plan to reach S</text:p>
                  </text:list-item>
                  <text:list-item>
                    <text:p>The Temporal Constraints on the steps in P</text:p>
                  </text:list-item>
                </text:list>
              </text:list-item>
              <text:list-item>
                <text:p>The plan consists of the starts and ends of actions:</text:p>
                <text:list>
                  <text:list-item>
                    <text:p>A├ and A ┤ denote the start/end of A, resp.</text:p>
                  </text:list-item>
                </text:list>
              </text:list-item>
            </text:list>
          </draw:text-box>
        </draw:frame>
        <draw:custom-shape draw:style-name="gr3" draw:text-style-name="P5" xml:id="id1" draw:id="id1" draw:layer="layout" svg:width="34.394cm" svg:height="7.278cm" svg:x="2.202cm" svg:y="11.37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0.5s" smil:targetElement="id1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6" draw:text-style-name="P5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frame presentation:style-name="pr5" draw:text-style-name="P5" draw:layer="layout" svg:width="33.597cm" svg:height="3.5cm" svg:x="1.866cm" svg:y="0.84cm" presentation:class="title" presentation:user-transformed="true">
          <draw:text-box>
            <text:list text:style-name="L4">
              <text:list-header>
                <text:p text:style-name="P4"><text:span text:style-name="T4">Total Orders of Start/End Actions</text:span></text:p>
              </text:list-header>
            </text:list>
          </draw:text-box>
        </draw:frame>
        <draw:frame presentation:style-name="Default-outline1" draw:text-style-name="P1" draw:layer="layout" svg:width="33.597cm" svg:height="13.884cm" svg:x="2.202cm" svg:y="4.985cm" presentation:class="outline" presentation:user-transformed="true">
          <draw:text-box>
            <text:list text:style-name="L3">
              <text:list-item>
                <text:p>Two actions, A and B:</text:p>
                <text:list>
                  <text:list-item>
                    <text:p>B is longer than A;</text:p>
                  </text:list-item>
                  <text:list-item>
                    <text:p>No interaction between A├ and B├;</text:p>
                  </text:list-item>
                  <text:list-item>
                    <text:p>But, B┤ must precede A┤</text:p>
                  </text:list-item>
                </text:list>
              </text:list-item>
              <text:list-item>
                <text:p>The planner chooses a (partial) plan:</text:p>
              </text:list-item>
            </text:list>
          </draw:text-box>
        </draw:frame>
        <draw:custom-shape draw:style-name="gr4" draw:text-style-name="P7" draw:layer="layout" svg:width="3.526cm" svg:height="2.65cm" svg:x="5.437cm" svg:y="14.465cm">
          <text:list text:style-name="L5">
            <text:list-header>
              <text:p text:style-name="P6"><text:span text:style-name="T5">A</text:span><text:span text:style-name="T6">├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3.525cm" svg:height="2.65cm" svg:x="13.959cm" svg:y="14.465cm">
          <text:list text:style-name="L5">
            <text:list-header>
              <text:p text:style-name="P6"><text:span text:style-name="T5">B</text:span><text:span text:style-name="T6">├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3.526cm" svg:height="2.65cm" svg:x="24.543cm" svg:y="14.465cm">
          <text:list text:style-name="L5">
            <text:list-header>
              <text:p text:style-name="P6"><text:span text:style-name="T5">B </text:span><text:span text:style-name="T7">┤</text:span><text:span text:style-name="T6">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472cm" svg:height="1.546cm" svg:x="9.842cm" svg:y="14.90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472cm" svg:height="1.546cm" svg:x="11.903cm" svg:y="14.90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472cm" svg:height="1.546cm" svg:x="18.074cm" svg:y="14.90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472cm" svg:height="1.546cm" svg:x="20.135cm" svg:y="14.90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472cm" svg:height="1.546cm" svg:x="22.189cm" svg:y="14.90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6" draw:text-style-name="P5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5" draw:style-name="dp3" draw:master-page-name="Default">
        <office:forms form:automatic-focus="false" form:apply-design-mode="false"/>
        <draw:custom-shape draw:style-name="gr8" draw:text-style-name="P7" draw:layer="layout" svg:width="3.526cm" svg:height="2.65cm" svg:x="3.673cm" svg:y="2.779cm">
          <text:list text:style-name="L5">
            <text:list-header>
              <text:p text:style-name="P6"><text:span text:style-name="T5">A</text:span><text:span text:style-name="T6">├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7" xml:id="id7" draw:id="id7" draw:layer="layout" svg:width="3.526cm" svg:height="2.65cm" svg:x="12.196cm" svg:y="2.779cm">
          <text:list text:style-name="L5">
            <text:list-header>
              <text:p text:style-name="P6"><text:span text:style-name="T5">B</text:span><text:span text:style-name="T6">├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7" xml:id="id8" draw:id="id8" draw:layer="layout" svg:width="3.526cm" svg:height="2.65cm" svg:x="22.779cm" svg:y="2.779cm">
          <text:list text:style-name="L5">
            <text:list-header>
              <text:p text:style-name="P6"><text:span text:style-name="T5">B </text:span><text:span text:style-name="T7">┤</text:span><text:span text:style-name="T6">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8" xml:id="id5" draw:id="id5" draw:layer="layout" svg:width="1.472cm" svg:height="1.546cm" svg:x="8.08cm" svg:y="3.22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xml:id="id6" draw:id="id6" draw:layer="layout" svg:width="1.472cm" svg:height="1.546cm" svg:x="10.14cm" svg:y="3.22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xml:id="id2" draw:id="id2" draw:layer="layout" svg:width="1.472cm" svg:height="1.546cm" svg:x="16.31cm" svg:y="3.22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xml:id="id3" draw:id="id3" draw:layer="layout" svg:width="1.472cm" svg:height="1.546cm" svg:x="18.372cm" svg:y="3.22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xml:id="id4" draw:id="id4" draw:layer="layout" svg:width="1.472cm" svg:height="1.546cm" svg:x="20.425cm" svg:y="3.22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3.526cm" svg:height="2.65cm" svg:x="30.718cm" svg:y="2.779cm">
          <text:list text:style-name="L5">
            <text:list-header>
              <text:p text:style-name="P6"><text:span text:style-name="T5">A</text:span><text:span text:style-name="T7"> ┤</text:span></text:p>
            </text:list-header>
          </text:list>
          <draw:enhanced-geometry svg:viewBox="0 0 21600 21600" draw:type="rectangle" draw:enhanced-path="M 0 0 L 21600 0 21600 21600 0 21600 0 0 Z N"/>
        </draw:custom-shape>
        <draw:polyline draw:style-name="gr12" draw:text-style-name="P10" xml:id="id20" draw:id="id20" draw:layer="layout" svg:width="5.889cm" svg:height="5.083cm" svg:x="6.02cm" svg:y="5.42cm" svg:viewBox="0 0 5890 5084" draw:points="5890,5084 0,0">
          <text:p/>
        </draw:polyline>
        <draw:custom-shape draw:style-name="gr13" draw:text-style-name="P12" xml:id="id9" draw:id="id9" draw:layer="layout" svg:width="2.098cm" svg:height="1.103cm" svg:x="6.996cm" svg:y="8.292cm">
          <text:list text:style-name="L5">
            <text:list-header>
              <text:p text:style-name="P11"><text:span text:style-name="T8">-0.0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5" xml:id="id17" draw:id="id17" draw:layer="layout" svg:width="23.519cm" svg:height="0.438cm" svg:x="7.199cm" svg:y="2.785cm">
          <text:p/>
          <draw:enhanced-geometry svg:viewBox="0 0 3629 90" draw:type="non-primitive" draw:enhanced-path="M 0 90 C 650 45 1300 0 1905 0 2510 0 3069 45 3629 90 N"/>
        </draw:custom-shape>
        <draw:custom-shape draw:style-name="gr15" draw:text-style-name="P12" xml:id="id16" draw:id="id16" draw:layer="layout" svg:width="0.891cm" svg:height="1.103cm" svg:x="18.259cm" svg:y="1.238cm">
          <text:list text:style-name="L5">
            <text:list-header>
              <text:p text:style-name="P11"><text:span text:style-name="T8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5" xml:id="id18" draw:id="id18" draw:layer="layout" svg:width="23.519cm" svg:height="0.438cm" draw:transform="rotate (-3.14159265358979) translate (30.717cm 5.205cm)">
          <text:p/>
          <draw:enhanced-geometry svg:viewBox="0 0 3629 90" draw:type="non-primitive" draw:enhanced-path="M 0 90 C 650 45 1300 0 1905 0 2510 0 3069 45 3629 90 N"/>
        </draw:custom-shape>
        <draw:custom-shape draw:style-name="gr16" draw:text-style-name="P12" xml:id="id15" draw:id="id15" draw:layer="layout" svg:width="1.124cm" svg:height="1.103cm" svg:x="17.926cm" svg:y="5.488cm">
          <text:list text:style-name="L5">
            <text:list-header>
              <text:p text:style-name="P11"><text:span text:style-name="T8">-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5" xml:id="id10" draw:id="id10" draw:layer="layout" svg:width="6.76cm" svg:height="0.442cm" svg:x="15.722cm" svg:y="10.057cm">
          <text:p/>
          <draw:enhanced-geometry svg:viewBox="0 0 3629 90" draw:type="non-primitive" draw:enhanced-path="M 0 90 C 650 45 1300 0 1905 0 2510 0 3069 45 3629 90 N"/>
        </draw:custom-shape>
        <draw:custom-shape draw:style-name="gr18" draw:text-style-name="P5" xml:id="id11" draw:id="id11" draw:layer="layout" svg:width="6.759cm" svg:height="0.443cm" draw:transform="rotate (-3.14159265358979) translate (22.478cm 11.385cm)">
          <text:p/>
          <draw:enhanced-geometry svg:viewBox="0 0 3629 90" draw:type="non-primitive" draw:enhanced-path="M 0 90 C 650 45 1300 0 1905 0 2510 0 3069 45 3629 90 N"/>
        </draw:custom-shape>
        <draw:custom-shape draw:style-name="gr19" draw:text-style-name="P12" xml:id="id12" draw:id="id12" draw:layer="layout" svg:width="0.891cm" svg:height="1.103cm" svg:x="19.14cm" svg:y="8.716cm">
          <text:list text:style-name="L5">
            <text:list-header>
              <text:p text:style-name="P11"><text:span text:style-name="T8">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12" xml:id="id13" draw:id="id13" draw:layer="layout" svg:width="1.124cm" svg:height="1.103cm" svg:x="18.886cm" svg:y="11.662cm">
          <text:list text:style-name="L5">
            <text:list-header>
              <text:p text:style-name="P11"><text:span text:style-name="T8">-5</text:span></text:p>
            </text:list-header>
          </text:list>
          <draw:enhanced-geometry svg:viewBox="0 0 21600 21600" draw:type="mso-spt202" draw:enhanced-path="M 0 0 L 21600 0 21600 21600 0 21600 0 0 Z N"/>
        </draw:custom-shape>
        <draw:polyline draw:style-name="gr21" draw:text-style-name="P10" xml:id="id19" draw:id="id19" draw:layer="layout" svg:width="4.125cm" svg:height="5.293cm" svg:x="26.597cm" svg:y="5.206cm" svg:viewBox="0 0 4126 5294" draw:points="4126,0 0,5294">
          <text:p/>
        </draw:polyline>
        <draw:custom-shape draw:style-name="gr22" draw:text-style-name="P12" xml:id="id14" draw:id="id14" draw:layer="layout" svg:width="2.098cm" svg:height="1.103cm" svg:x="29.84cm" svg:y="8.131cm">
          <text:list text:style-name="L5">
            <text:list-header>
              <text:p text:style-name="P11"><text:span text:style-name="T8">-0.0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Default-outline1" draw:text-style-name="P1" draw:layer="layout" svg:width="33.597cm" svg:height="5.4cm" svg:x="2.202cm" svg:y="14.6cm" presentation:class="outline" presentation:user-transformed="true">
          <draw:text-box>
            <text:list text:style-name="L3">
              <text:list-item>
                <text:p>Because A├ was added to the plan before B├, they are ordered as shown (in a total-order).</text:p>
              </text:list-item>
              <text:list-item>
                <text:p>But, A┤will not be applicable until after B┤</text:p>
              </text:list-item>
              <text:list-item>
                <text:p>The planner will have to backtrack, over all the intermediate decisions, and add B├ to the plan earlier than A├ .</text:p>
              </text:list-item>
            </text:list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xit" presentation:preset-id="ooo-exit-fade-out">
                  <anim:transitionFilter smil:dur="0.5s" smil:targetElement="id2" smil:type="fade" smil:subtype="crossfade" smil:mode="out"/>
                  <anim:set smil:begin="0.499s" smil:dur="0.001s" smil:fill="hold" smil:targetElement="id2" smil:attributeName="visibility" smil:to="hidden"/>
                </anim:par>
                <anim:par smil:begin="0s" smil:dur="indefinite" smil:fill="hold" presentation:node-type="with-previous" presentation:preset-class="exit" presentation:preset-id="ooo-exit-fade-out">
                  <anim:transitionFilter smil:dur="0.5s" smil:targetElement="id3" smil:type="fade" smil:subtype="crossfade" smil:mode="out"/>
                  <anim:set smil:begin="0.499s" smil:dur="0.001s" smil:fill="hold" smil:targetElement="id3" smil:attributeName="visibility" smil:to="hidden"/>
                </anim:par>
                <anim:par smil:begin="0s" smil:dur="indefinite" smil:fill="hold" presentation:node-type="with-previous" presentation:preset-class="exit" presentation:preset-id="ooo-exit-fade-out">
                  <anim:transitionFilter smil:dur="0.5s" smil:targetElement="id4" smil:type="fade" smil:subtype="crossfade" smil:mode="out"/>
                  <anim:set smil:begin="0.499s" smil:dur="0.001s" smil:fill="hold" smil:targetElement="id4" smil:attributeName="visibility" smil:to="hidden"/>
                </anim:par>
                <anim:par smil:begin="0s" smil:dur="indefinite" smil:fill="hold" presentation:node-type="with-previous" presentation:preset-class="exit" presentation:preset-id="ooo-exit-fade-out">
                  <anim:transitionFilter smil:dur="0.5s" smil:targetElement="id5" smil:type="fade" smil:subtype="crossfade" smil:mode="out"/>
                  <anim:set smil:begin="0.499s" smil:dur="0.001s" smil:fill="hold" smil:targetElement="id5" smil:attributeName="visibility" smil:to="hidden"/>
                </anim:par>
                <anim:par smil:begin="0s" smil:dur="indefinite" smil:fill="hold" presentation:node-type="with-previous" presentation:preset-class="exit" presentation:preset-id="ooo-exit-fade-out">
                  <anim:transitionFilter smil:dur="0.5s" smil:targetElement="id6" smil:type="fade" smil:subtype="crossfade" smil:mode="out"/>
                  <anim:set smil:begin="0.499s" smil:dur="0.001s" smil:fill="hold" smil:targetElement="id6" smil:attributeName="visibility" smil:to="hidden"/>
                </anim:par>
                <anim:par smil:begin="0s" smil:dur="indefinite" smil:fill="hold" smil:accelerate="0.5" smil:decelerate="0.5" presentation:node-type="with-previous" presentation:preset-class="motion-path" presentation:preset-id="ooo-motionpath-down">
                  <anim:animateMotion smil:dur="1s" smil:fill="hold" smil:targetElement="id7" svg:path="M 0 0  L 0 0.33295"/>
                </anim:par>
                <anim:par smil:begin="0s" smil:dur="indefinite" smil:fill="hold" smil:accelerate="0.5" smil:decelerate="0.5" presentation:node-type="with-previous" presentation:preset-class="motion-path" presentation:preset-id="ooo-motionpath-down">
                  <anim:animateMotion smil:dur="1s" smil:fill="hold" smil:targetElement="id8" svg:path="M 0 0  L 0 0.33295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0.5s" smil:targetElement="id9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0.5s" smil:targetElement="id10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0.5s" smil:targetElement="id11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0.5s" smil:targetElement="id12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0.5s" smil:targetElement="id13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14" smil:attributeName="visibility" smil:to="visible"/>
                  <anim:transitionFilter smil:dur="0.5s" smil:targetElement="id14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15" smil:attributeName="visibility" smil:to="visible"/>
                  <anim:transitionFilter smil:dur="0.5s" smil:targetElement="id15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16" smil:attributeName="visibility" smil:to="visible"/>
                  <anim:transitionFilter smil:dur="0.5s" smil:targetElement="id16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17" smil:attributeName="visibility" smil:to="visible"/>
                  <anim:transitionFilter smil:dur="0.5s" smil:targetElement="id17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18" smil:attributeName="visibility" smil:to="visible"/>
                  <anim:transitionFilter smil:dur="0.5s" smil:targetElement="id18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19" smil:attributeName="visibility" smil:to="visible"/>
                  <anim:transitionFilter smil:dur="0.5s" smil:targetElement="id19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20" smil:attributeName="visibility" smil:to="visible"/>
                  <anim:transitionFilter smil:dur="0.5s" smil:targetElement="id20" smil:type="fade" smil:subtype="crossfade"/>
                </anim:par>
                <anim:par smil:begin="0s" smil:dur="indefinite" smil:fill="hold" presentation:node-type="with-previous" presentation:preset-class="emphasis" presentation:preset-id="ooo-emphasis-line-color" presentation:preset-sub-type="1">
                  <anim:set smil:dur="indefinite" smil:targetElement="id19" smil:attributeName="stroke-color" smil:to="#ff0000"/>
                  <anim:set smil:dur="indefinite" smil:targetElement="id19" smil:attributeName="stroke" smil:to="solid"/>
                </anim:par>
                <anim:par smil:begin="0s" smil:dur="indefinite" smil:fill="hold" presentation:node-type="with-previous" presentation:preset-class="emphasis" presentation:preset-id="ooo-emphasis-line-color" presentation:preset-sub-type="1">
                  <anim:set smil:dur="indefinite" smil:targetElement="id11" smil:attributeName="stroke-color" smil:to="#ff0000"/>
                  <anim:set smil:dur="indefinite" smil:targetElement="id11" smil:attributeName="stroke" smil:to="solid"/>
                </anim:par>
                <anim:par smil:begin="0s" smil:dur="indefinite" smil:fill="hold" presentation:node-type="with-previous" presentation:preset-class="emphasis" presentation:preset-id="ooo-emphasis-line-color" presentation:preset-sub-type="1">
                  <anim:set smil:dur="indefinite" smil:targetElement="id20" smil:attributeName="stroke-color" smil:to="#ff0000"/>
                  <anim:set smil:dur="indefinite" smil:targetElement="id20" smil:attributeName="stroke" smil:to="solid"/>
                </anim:par>
                <anim:par smil:begin="0s" smil:dur="indefinite" smil:fill="hold" presentation:node-type="with-previous" presentation:preset-class="emphasis" presentation:preset-id="ooo-emphasis-line-color" presentation:preset-sub-type="1">
                  <anim:set smil:dur="indefinite" smil:targetElement="id17" smil:attributeName="stroke-color" smil:to="#ff0000"/>
                  <anim:set smil:dur="indefinite" smil:targetElement="id17" smil:attributeName="stroke" smil:to="solid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6" draw:text-style-name="P5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6" draw:style-name="dp3" draw:master-page-name="Default" presentation:presentation-page-layout-name="AL1T1">
        <office:forms form:automatic-focus="false" form:apply-design-mode="false"/>
        <draw:frame presentation:style-name="pr5" draw:text-style-name="P5" draw:layer="layout" svg:width="33.597cm" svg:height="3.5cm" svg:x="1.866cm" svg:y="0.84cm" presentation:class="title" presentation:user-transformed="true">
          <draw:text-box>
            <text:list text:style-name="L4">
              <text:list-header>
                <text:p text:style-name="P4"><text:span text:style-name="T9">Reducing Commitment</text:span></text:p>
              </text:list-header>
            </text:list>
          </draw:text-box>
        </draw:frame>
        <draw:frame presentation:style-name="Default-outline1" draw:text-style-name="P1" draw:layer="layout" svg:width="33.597cm" svg:height="14.861cm" svg:x="1.866cm" svg:y="4.898cm" presentation:class="outline" presentation:user-transformed="true">
          <draw:text-box>
            <text:list text:style-name="L3">
              <text:list-item>
                <text:p>Record additional information at each state concerning which steps achieve / delete / depend on each fact.</text:p>
              </text:list-item>
              <text:list-item>
                <text:p>Use this information to commit to fewer ordering constraints</text:p>
              </text:list-item>
              <text:list-item>
                <text:p>Still resolve threats based on the intuition of forward-chaining expansion: new actions cannot threaten the preconditions of earlier actions.</text:p>
                <text:list>
                  <text:list-item>
                    <text:p>That is allow promotion (new action comes after link it threatens) but not demotio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6" draw:text-style-name="P5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7" draw:style-name="dp4" draw:master-page-name="Default">
        <office:forms form:automatic-focus="false" form:apply-design-mode="false"/>
        <draw:custom-shape draw:style-name="gr23" draw:text-style-name="P7" xml:id="id29" draw:id="id29" draw:layer="layout" svg:width="3.526cm" svg:height="2.65cm" svg:x="3.673cm" svg:y="2.779cm">
          <text:list text:style-name="L5">
            <text:list-header>
              <text:p text:style-name="P6"><text:span text:style-name="T5">A</text:span><text:span text:style-name="T6">├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4" draw:text-style-name="P7" draw:layer="layout" svg:width="3.526cm" svg:height="2.649cm" svg:x="11.904cm" svg:y="9.177cm">
          <text:list text:style-name="L5">
            <text:list-header>
              <text:p text:style-name="P6"><text:span text:style-name="T5">B</text:span><text:span text:style-name="T6">├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5" draw:text-style-name="P7" draw:layer="layout" svg:width="3.526cm" svg:height="2.649cm" svg:x="22.487cm" svg:y="9.177cm">
          <text:list text:style-name="L5">
            <text:list-header>
              <text:p text:style-name="P6"><text:span text:style-name="T5">B </text:span><text:span text:style-name="T7">┤</text:span><text:span text:style-name="T6">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6" draw:text-style-name="P9" xml:id="id24" draw:id="id24" draw:layer="layout" svg:width="3.526cm" svg:height="2.65cm" svg:x="30.718cm" svg:y="2.779cm">
          <text:list text:style-name="L5">
            <text:list-header>
              <text:p text:style-name="P6"><text:span text:style-name="T5">A</text:span><text:span text:style-name="T7"> ┤</text:span></text:p>
            </text:list-header>
          </text:list>
          <draw:enhanced-geometry svg:viewBox="0 0 21600 21600" draw:type="rectangle" draw:enhanced-path="M 0 0 L 21600 0 21600 21600 0 21600 0 0 Z N"/>
        </draw:custom-shape>
        <draw:polyline draw:style-name="gr27" draw:text-style-name="P10" xml:id="id21" draw:id="id21" draw:layer="layout" svg:width="5.889cm" svg:height="5.083cm" svg:x="6.02cm" svg:y="5.42cm" svg:viewBox="0 0 5890 5084" draw:points="5890,5084 0,0">
          <text:p/>
        </draw:polyline>
        <draw:custom-shape draw:style-name="gr28" draw:text-style-name="P14" xml:id="id22" draw:id="id22" draw:layer="layout" svg:width="2.098cm" svg:height="1.103cm" svg:x="6.996cm" svg:y="8.292cm">
          <text:list text:style-name="L5">
            <text:list-header>
              <text:p text:style-name="P13"><text:span text:style-name="T10">-0.0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" draw:text-style-name="P5" xml:id="id25" draw:id="id25" draw:layer="layout" svg:width="23.519cm" svg:height="0.438cm" svg:x="7.199cm" svg:y="2.785cm">
          <text:p/>
          <draw:enhanced-geometry svg:viewBox="0 0 3629 90" draw:type="non-primitive" draw:enhanced-path="M 0 90 C 650 45 1300 0 1905 0 2510 0 3069 45 3629 90 N"/>
        </draw:custom-shape>
        <draw:custom-shape draw:style-name="gr30" draw:text-style-name="P14" xml:id="id27" draw:id="id27" draw:layer="layout" svg:width="0.891cm" svg:height="1.103cm" svg:x="18.259cm" svg:y="1.238cm">
          <text:list text:style-name="L5">
            <text:list-header>
              <text:p text:style-name="P13"><text:span text:style-name="T10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" draw:text-style-name="P5" xml:id="id26" draw:id="id26" draw:layer="layout" svg:width="23.519cm" svg:height="0.438cm" draw:transform="rotate (-3.14159265358979) translate (30.717cm 5.205cm)">
          <text:p/>
          <draw:enhanced-geometry svg:viewBox="0 0 3629 90" draw:type="non-primitive" draw:enhanced-path="M 0 90 C 650 45 1300 0 1905 0 2510 0 3069 45 3629 90 N"/>
        </draw:custom-shape>
        <draw:custom-shape draw:style-name="gr31" draw:text-style-name="P14" xml:id="id28" draw:id="id28" draw:layer="layout" svg:width="1.124cm" svg:height="1.103cm" svg:x="17.926cm" svg:y="5.488cm">
          <text:list text:style-name="L5">
            <text:list-header>
              <text:p text:style-name="P13"><text:span text:style-name="T10">-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" draw:text-style-name="P5" draw:layer="layout" svg:width="6.76cm" svg:height="0.442cm" svg:x="15.722cm" svg:y="10.057cm">
          <text:p/>
          <draw:enhanced-geometry svg:viewBox="0 0 3629 90" draw:type="non-primitive" draw:enhanced-path="M 0 90 C 650 45 1300 0 1905 0 2510 0 3069 45 3629 90 N"/>
        </draw:custom-shape>
        <draw:custom-shape draw:style-name="gr33" draw:text-style-name="P5" draw:layer="layout" svg:width="6.759cm" svg:height="0.443cm" draw:transform="rotate (-3.14159265358979) translate (22.478cm 11.385cm)">
          <text:p/>
          <draw:enhanced-geometry svg:viewBox="0 0 3629 90" draw:type="non-primitive" draw:enhanced-path="M 0 90 C 650 45 1300 0 1905 0 2510 0 3069 45 3629 90 N"/>
        </draw:custom-shape>
        <draw:custom-shape draw:style-name="gr34" draw:text-style-name="P14" draw:layer="layout" svg:width="0.891cm" svg:height="1.103cm" svg:x="19.14cm" svg:y="8.716cm">
          <text:list text:style-name="L5">
            <text:list-header>
              <text:p text:style-name="P13"><text:span text:style-name="T10">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" draw:text-style-name="P14" draw:layer="layout" svg:width="1.124cm" svg:height="1.103cm" svg:x="18.886cm" svg:y="11.662cm">
          <text:list text:style-name="L5">
            <text:list-header>
              <text:p text:style-name="P13"><text:span text:style-name="T10">-5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6" draw:text-style-name="P10" draw:layer="layout" svg:x1="30.723cm" svg:y1="5.206cm" svg:x2="26.597cm" svg:y2="10.5cm">
          <text:p/>
        </draw:line>
        <draw:custom-shape draw:style-name="gr37" draw:text-style-name="P14" draw:layer="layout" svg:width="2.098cm" svg:height="1.103cm" svg:x="29.84cm" svg:y="8.131cm">
          <text:list text:style-name="L5">
            <text:list-header>
              <text:p text:style-name="P13"><text:span text:style-name="T10">-0.0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8" draw:text-style-name="P16" xml:id="id30" draw:id="id30" draw:layer="layout" svg:width="33.506cm" svg:height="3.674cm" svg:x="2.494cm" svg:y="14.909cm">
          <text:list text:style-name="L5">
            <text:list-header>
              <text:p text:style-name="P15"><text:span text:style-name="T11">0.00: </text:span><text:span text:style-name="T11"><text:tab/></text:span><text:span text:style-name="T11">(action B) </text:span><text:span text:style-name="T11"><text:tab/></text:span><text:span text:style-name="T11">[5.00]</text:span></text:p>
              <text:p text:style-name="P15"><text:span text:style-name="T11">3.01: </text:span><text:span text:style-name="T11"><text:tab/></text:span><text:span text:style-name="T11">(action A) </text:span><text:span text:style-name="T11"><text:tab/></text:span><text:span text:style-name="T11">[2.00]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5" xml:id="id23" draw:id="id23" draw:layer="layout" svg:width="16.022cm" svg:height="11.686cm" svg:x="1.47cm" svg:y="1.45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mphasis" presentation:preset-id="ooo-emphasis-grow-and-shrink">
                  <anim:animateTransform smil:dur="1s" smil:fill="hold" smil:targetElement="id21" smil:to="1.2,1.2" smil:attributeName="transform" svg:type="scale"/>
                </anim:par>
                <anim:par smil:begin="0s" smil:dur="indefinite" smil:fill="hold" presentation:node-type="with-previous" presentation:preset-class="emphasis" presentation:preset-id="ooo-emphasis-grow-and-shrink">
                  <anim:animateTransform smil:dur="1s" smil:fill="hold" smil:targetElement="id22" smil:to="1.2,1.2" smil:attributeName="transform" svg:type="sca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xit" presentation:preset-id="ooo-exit-fly-out" presentation:preset-sub-type="from-left">
                  <anim:animate smil:dur="0.5s" smil:targetElement="id21" smil:attributeName="x" smil:values="x;0-width/2" smil:keyTimes="0;1"/>
                  <anim:animate smil:dur="0.5s" smil:targetElement="id21" smil:attributeName="y" smil:values="y;y" smil:keyTimes="0;1"/>
                  <anim:set smil:begin="0.499s" smil:dur="0.001s" smil:fill="hold" smil:targetElement="id21" smil:attributeName="visibility" smil:to="hidden"/>
                </anim:par>
                <anim:par smil:begin="0s" smil:dur="indefinite" smil:fill="hold" presentation:node-type="with-previous" presentation:preset-class="exit" presentation:preset-id="ooo-exit-fly-out" presentation:preset-sub-type="from-left">
                  <anim:animate smil:dur="0.5s" smil:targetElement="id22" smil:attributeName="x" smil:values="x;0-width/2" smil:keyTimes="0;1"/>
                  <anim:animate smil:dur="0.5s" smil:targetElement="id22" smil:attributeName="y" smil:values="y;y" smil:keyTimes="0;1"/>
                  <anim:set smil:begin="0.499s" smil:dur="0.001s" smil:fill="hold" smil:targetElement="id22" smil:attributeName="visibility" smil:to="hidden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xit" presentation:preset-id="ooo-exit-disappear">
                  <anim:set smil:begin="0s" smil:dur="0.001s" smil:fill="hold" smil:targetElement="id23" smil:attributeName="visibility" smil:to="hidden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mphasis" presentation:preset-id="ooo-emphasis-fill-color" presentation:preset-sub-type="2">
                  <anim:animateColor smil:dur="0.5s" smil:fill="hold" smil:targetElement="id24" smil:attributeName="fill-color" smil:to="#00ff00" anim:color-interpolation="rgb" anim:color-interpolation-direction="clockwise"/>
                  <anim:set smil:dur="0.5s" smil:fill="hold" smil:targetElement="id24" smil:attributeName="fill" smil:to="solid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mphasis" presentation:preset-id="ooo-emphasis-grow-and-shrink">
                  <anim:animateTransform smil:dur="0.5s" smil:fill="hold" smil:targetElement="id25" smil:to="0.5,1" smil:attributeName="transform" svg:type="scale"/>
                </anim:par>
                <anim:par smil:begin="0s" smil:dur="indefinite" smil:fill="hold" presentation:node-type="with-previous" presentation:preset-class="emphasis" presentation:preset-id="ooo-emphasis-grow-and-shrink">
                  <anim:animateTransform smil:dur="0.5s" smil:fill="hold" smil:targetElement="id26" smil:to="0.5,1" smil:attributeName="transform" svg:type="scale"/>
                </anim:par>
                <anim:par smil:begin="0s" smil:dur="indefinite" smil:fill="hold" smil:accelerate="0.5" smil:decelerate="0.5" presentation:node-type="with-previous" presentation:preset-class="motion-path" presentation:preset-id="ooo-motionpath-right">
                  <anim:animateMotion smil:dur="0.5s" smil:fill="hold" smil:targetElement="id25" svg:path="M -2.5E-6 -1.7341E-7 L 0.15764 -1.7341E-7"/>
                </anim:par>
                <anim:par smil:begin="0s" smil:dur="indefinite" smil:fill="hold" smil:accelerate="0.5" smil:decelerate="0.5" presentation:node-type="with-previous" presentation:preset-class="motion-path" presentation:preset-id="ooo-motionpath-right">
                  <anim:animateMotion smil:dur="0.5s" smil:fill="hold" smil:targetElement="id26" svg:path="M -2.5E-6 -4.21965E-6 L 0.15764 0.00024"/>
                </anim:par>
                <anim:par smil:begin="0s" smil:dur="indefinite" smil:fill="hold" smil:accelerate="0.5" smil:decelerate="0.5" presentation:node-type="with-previous" presentation:preset-class="motion-path" presentation:preset-id="ooo-motionpath-right">
                  <anim:animateMotion smil:dur="0.5s" smil:fill="hold" smil:targetElement="id27" svg:path="M 1.11111E-6 8.67052E-7 L 0.14028 -0.00555"/>
                </anim:par>
                <anim:par smil:begin="0s" smil:dur="indefinite" smil:fill="hold" smil:accelerate="0.5" smil:decelerate="0.5" presentation:node-type="with-previous" presentation:preset-class="motion-path" presentation:preset-id="ooo-motionpath-right">
                  <anim:animateMotion smil:dur="0.5s" smil:fill="hold" smil:targetElement="id28" svg:path="M 3.88889E-6 -5.78035E-8 L 0.15416 0.00208"/>
                </anim:par>
                <anim:par smil:begin="0s" smil:dur="indefinite" smil:fill="hold" smil:accelerate="0.5" smil:decelerate="0.5" presentation:node-type="with-previous" presentation:preset-class="motion-path" presentation:preset-id="ooo-motionpath-right">
                  <anim:animateMotion smil:dur="0.5s" smil:fill="hold" smil:targetElement="id29" svg:path="M 0.02361 0.00024 L 0.30712 0.00047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6" draw:text-style-name="P5" draw:layer="layout" svg:width="16.8cm" svg:height="13.365cm" svg:x="2.1cm" svg:y="14.107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ourier New" svg:font-family="'Courier New'" style:font-family-generic="modern" style:font-pitch="fixed"/>
    <style:font-face style:name="Arial" svg:font-family="Arial" style:font-pitch="variable"/>
    <style:font-face style:name="DejaVu Sans" svg:font-family="'DejaVu Sans'" style:font-pitch="variable"/>
    <style:font-face style:name="Droid Sans Fallback" svg:font-family="'Droid Sans Fallback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New Sung" svg:font-family="'AR PL New Sung'" style:font-family-generic="system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9" draw:display-name="msArrowEnd 9" svg:viewBox="0 0 350 350" svg:d="M175 0l175 350h-35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4" draw:display-name="Dashed (var) 4" draw:style="rect" draw:dots2="1" draw:dots2-length="0.212cm" draw:distance="0.159cm"/>
    <draw:stroke-dash draw:name="Dashed_20__28_var_29__20_5" draw:display-name="Dashed (var) 5" draw:style="rect" draw:dots2="1" draw:dots2-length="0.208cm" draw:distance="0.078cm"/>
    <draw:stroke-dash draw:name="Dashed_20__28_var_29__20_6" draw:display-name="Dashed (var) 6" draw:style="rect" draw:dots2="1" draw:dots2-length="0.14cm" draw:distance="0.105cm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draw:textarea-vertical-align="middle" fo:padding-top="0cm" fo:padding-bottom="0cm" fo:padding-left="0cm" fo:padding-right="0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" style:font-family-asian="'Droid Sans Fallback'" style:font-pitch-asian="variable" style:font-size-asian="18pt" style:font-style-asian="normal" style:font-weight-asian="normal" style:font-name-complex="Droid Sans Fallback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 draw:fill-color="#666699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none" draw:fill-color="#666699" draw:fill-image-width="0cm" draw:fill-image-height="0cm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27cm" fo:padding-bottom="0.127cm" fo:padding-left="0.254cm" fo:padding-right="0.254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1.048cm" fo:margin-right="0cm" fo:margin-top="0.31cm" fo:margin-bottom="0cm" fo:line-height="100%" fo:text-align="center" fo:text-indent="-1.048cm" style:punctuation-wrap="hanging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pitch="variable" fo:font-size="35.2999992370605pt" fo:font-style="normal" fo:text-shadow="1pt 1pt" style:text-underline-style="none" fo:font-weight="normal" style:letter-kerning="true" fo:background-color="transparent" style:font-name-asian="Droid Sans Fallback" style:font-family-asian="'Droid Sans Fallback'" style:font-pitch-asian="variable" style:font-size-asian="32pt" style:font-style-asian="normal" style:font-weight-asian="normal" style:font-name-complex="Droid Sans Fallback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273cm" fo:margin-right="0cm" fo:margin-top="0.271cm" fo:margin-bottom="0cm" fo:line-height="100%" fo:text-align="center" fo:text-indent="-0.874cm" style:punctuation-wrap="hanging" style:line-break="strict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30.8999996185303pt" fo:font-style="normal" fo:text-shadow="1pt 1pt" style:text-underline-style="none" fo:font-weight="normal" style:font-name-asian="Droid Sans Fallback" style:font-family-asian="'Droid Sans Fallback'" style:font-pitch-asian="variable" style:font-size-asian="28pt" style:font-style-asian="normal" style:font-weight-asian="normal" style:font-name-complex="Droid Sans Fallback" style:font-family-complex="'Droid Sans Fallback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497cm" fo:margin-right="0cm" fo:margin-top="0.232cm" fo:margin-bottom="0cm" fo:line-height="100%" fo:text-align="center" fo:text-indent="-0.699cm" style:punctuation-wrap="hanging" style:line-break="strict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26.5pt" fo:font-style="normal" fo:text-shadow="1pt 1pt" style:text-underline-style="none" fo:font-weight="normal" style:font-name-asian="Droid Sans Fallback" style:font-family-asian="'Droid Sans Fallback'" style:font-pitch-asian="variable" style:font-size-asian="24pt" style:font-style-asian="normal" style:font-weight-asian="normal" style:font-name-complex="Droid Sans Fallback" style:font-family-complex="'Droid Sans Fallback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898cm" fo:margin-right="0cm" fo:margin-top="0.193cm" fo:margin-bottom="0cm" fo:line-height="100%" fo:text-align="center" fo:text-indent="-0.699cm" style:punctuation-wrap="hanging" style:line-break="strict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22.1000003814697pt" fo:font-style="normal" fo:text-shadow="1pt 1pt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6.297cm" fo:margin-right="0cm" fo:margin-top="0.193cm" fo:margin-bottom="0cm" fo:line-height="100%" fo:text-align="center" fo:text-indent="-0.699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22.1000003814697pt" fo:font-style="normal" fo:text-shadow="1pt 1pt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6.297cm" fo:margin-right="0cm" fo:margin-top="0.193cm" fo:margin-bottom="0cm" fo:line-height="100%" fo:text-align="center" fo:text-indent="-0.699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22.1000003814697pt" fo:font-style="normal" fo:text-shadow="1pt 1pt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6.297cm" fo:margin-right="0cm" fo:margin-top="0.193cm" fo:margin-bottom="0cm" fo:line-height="100%" fo:text-align="center" fo:text-indent="-0.699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22.1000003814697pt" fo:font-style="normal" fo:text-shadow="1pt 1pt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6.297cm" fo:margin-right="0cm" fo:margin-top="0.193cm" fo:margin-bottom="0cm" fo:line-height="100%" fo:text-align="center" fo:text-indent="-0.699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22.1000003814697pt" fo:font-style="normal" fo:text-shadow="1pt 1pt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6.297cm" fo:margin-right="0cm" fo:margin-top="0.193cm" fo:margin-bottom="0cm" fo:line-height="100%" fo:text-align="center" fo:text-indent="-0.699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22.1000003814697pt" fo:font-style="normal" fo:text-shadow="1pt 1pt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611cm" fo:min-width="0cm" fo:padding-top="0.127cm" fo:padding-bottom="0.127cm" fo:padding-left="0.254cm" fo:padding-right="0.254cm" fo:wrap-option="wrap" draw:shadow-color="#808080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pitch="variable" fo:font-size="32pt" fo:font-style="normal" fo:text-shadow="1pt 1pt" style:text-underline-style="none" fo:font-weight="normal" style:letter-kerning="true" fo:background-color="transparent" style:font-name-asian="Droid Sans Fallback" style:font-family-asian="'Droid Sans Fallback'" style:font-pitch-asian="variable" style:font-size-asian="32pt" style:font-style-asian="normal" style:font-weight-asian="normal" style:font-name-complex="Droid Sans Fallback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center" draw:textarea-vertical-align="bottom" fo:padding-top="0.127cm" fo:padding-bottom="0.127cm" fo:padding-left="0.254cm" fo:padding-right="0.254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dfdef6" style:text-outline="false" style:text-line-through-style="none" style:text-line-through-type="none" style:text-position="0% 100%" style:font-name="Arial" fo:font-family="Arial" style:font-pitch="variable" fo:font-size="69.5999984741211pt" fo:font-style="normal" fo:text-shadow="1pt 1pt" style:text-underline-style="none" fo:font-weight="normal" style:letter-kerning="true" fo:background-color="transparent" style:font-name-asian="Droid Sans Fallback" style:font-family-asian="'Droid Sans Fallback'" style:font-pitch-asian="variable" style:font-size-asian="54pt" style:font-style-asian="normal" style:font-weight-asian="normal" style:font-name-complex="Droid Sans Fallback" style:font-family-complex="'Droid Sans Fallback'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7.33cm" fo:page-height="21cm" style:print-orientation="landscape"/>
    </style:page-layout>
    <style:style style:name="Mdp1" style:family="drawing-page">
      <style:drawing-page-properties draw:background-size="border" draw:fill="none" draw:fill-color="#666699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min-height="29.438cm" fo:min-width="20.498cm" fo:padding-top="0.13cm" fo:padding-bottom="0.13cm" fo:padding-left="0.25cm" fo:padding-right="0.25cm" fo:wrap-option="no-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1-backgroundobjects" style:list-style-name="ML3">
      <style:graphic-properties draw:stroke="none" draw:fill="none" draw:fill-color="#ffffff" draw:auto-grow-height="false" draw:auto-grow-width="false" fo:min-height="1.267cm" fo:min-width="0cm" fo:wrap-option="wrap"/>
    </style:style>
    <style:style style:name="Mpr5" style:family="presentation" style:parent-style-name="Title1-backgroundobjects" style:list-style-name="ML3">
      <style:graphic-properties draw:stroke="none" draw:fill="none" draw:fill-color="#ffffff" draw:auto-grow-height="false" draw:auto-grow-width="false" fo:min-height="1.266cm" fo:min-width="0cm" fo:wrap-option="wrap"/>
    </style:style>
    <style:style style:name="Mpr6" style:family="presentation" style:parent-style-name="Title1-backgroundobjects" style:list-style-name="ML3">
      <style:graphic-properties draw:stroke="none" draw:fill="none" draw:fill-color="#ffffff" draw:auto-grow-height="false" draw:auto-grow-width="false" fo:min-height="1.267cm" fo:min-width="0cm" fo:wrap-option="wrap"/>
    </style:style>
    <style:style style:name="Mpr7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le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Title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margin-left="0.599cm" fo:margin-right="0cm" fo:line-height="100%" fo:text-indent="-0.599cm" style:line-break="strict" style:writing-mode="lr-tb"/>
    </style:style>
    <style:style style:name="MP8" style:family="paragraph">
      <loext:graphic-properties draw:fill="none" draw:fill-color="#ffffff"/>
      <style:paragraph-properties fo:margin-left="0.599cm" fo:margin-right="0cm" fo:line-height="100%" fo:text-indent="-0.599cm" style:line-break="strict" style:writing-mode="lr-tb" style:font-independent-line-spacing="true"/>
    </style:style>
    <style:style style:name="MP9" style:family="paragraph">
      <style:paragraph-properties fo:margin-left="0.599cm" fo:margin-right="0cm" fo:line-height="100%" fo:text-align="center" fo:text-indent="-0.599cm" style:line-break="strict" style:writing-mode="lr-tb"/>
    </style:style>
    <style:style style:name="MP10" style:family="paragraph">
      <loext:graphic-properties draw:fill="none" draw:fill-color="#ffffff"/>
      <style:paragraph-properties fo:margin-left="0.599cm" fo:margin-right="0cm" fo:line-height="100%" fo:text-align="center" fo:text-indent="-0.599cm" style:line-break="strict" style:writing-mode="lr-tb" style:font-independent-line-spacing="true"/>
    </style:style>
    <style:style style:name="MP11" style:family="paragraph">
      <style:paragraph-properties fo:margin-left="0.599cm" fo:margin-right="0cm" fo:line-height="100%" fo:text-align="end" fo:text-indent="-0.599cm" style:line-break="strict" style:writing-mode="lr-tb"/>
    </style:style>
    <style:style style:name="MP12" style:family="paragraph">
      <loext:graphic-properties draw:fill="none" draw:fill-color="#ffffff"/>
      <style:paragraph-properties fo:margin-left="0.599cm" fo:margin-right="0cm" fo:line-height="100%" fo:text-align="end" fo:text-indent="-0.599cm" style:line-break="strict" style:writing-mode="lr-tb" style:font-independent-line-spacing="true"/>
    </style:style>
    <style:style style:name="MP13" style:family="paragraph">
      <loext:graphic-properties draw:fill="solid" draw:fill-color="#ffffff"/>
      <style:paragraph-properties fo:text-align="center"/>
    </style:style>
    <style:style style:name="MP14" style:family="paragraph">
      <loext:graphic-properties draw:fill="solid" draw:fill-color="#ffffff"/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Times New Roman" fo:font-size="12pt" fo:language="en" fo:country="GB" fo:text-shadow="1pt 1pt" style:font-name-asian="DejaVu Sans" style:font-size-asian="12pt" style:language-asian="en" style:country-asian="GB" style:font-name-complex="DejaVu Sans" style:font-size-complex="12pt" style:language-complex="en" style:country-complex="GB"/>
    </style:style>
    <style:style style:name="MT3" style:family="text">
      <style:text-properties fo:color="#000000"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33.596cm" svg:height="3.506cm" svg:x="1.866cm" svg:y="0.837cm" presentation:class="title" presentation:placeholder="true">
        <draw:text-box/>
      </draw:frame>
      <draw:frame presentation:style-name="Default-outline1" draw:layer="backgroundobjects" svg:width="32.849cm" svg:height="12.18cm" svg:x="1.866cm" svg:y="4.914cm" presentation:class="outline" presentation:placeholder="true">
        <draw:text-box/>
      </draw:frame>
      <draw:frame presentation:style-name="Mpr1" draw:text-style-name="MP2" draw:layer="backgroundobjects" svg:width="8.697cm" svg:height="1.448cm" svg:x="1.86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1.832cm" svg:height="1.448cm" svg:x="12.76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697cm" svg:height="1.448cm" svg:x="26.76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31.725cm" svg:height="5.313cm" svg:x="2.799cm" svg:y="5.648cm" presentation:class="title" presentation:placeholder="true">
        <draw:text-box/>
      </draw:frame>
      <draw:frame presentation:style-name="Title1-subtitle" draw:layer="backgroundobjects" svg:width="26.126cm" svg:height="5.362cm" svg:x="5.599cm" svg:y="11.9cm" presentation:class="subtitle" presentation:placeholder="true">
        <draw:text-box/>
      </draw:frame>
      <draw:frame presentation:style-name="Mpr4" draw:text-style-name="MP8" draw:layer="backgroundobjects" svg:width="8.703cm" svg:height="1.396cm" svg:x="1.866cm" svg:y="19.118cm" presentation:class="date-time">
        <draw:text-box>
          <text:list text:style-name="ML3">
            <text:list-header>
              <text:p text:style-name="MP7"><text:span text:style-name="MT2"><presentation:date-time/></text:span></text:p>
            </text:list-header>
          </text:list>
        </draw:text-box>
      </draw:frame>
      <draw:frame presentation:style-name="Mpr5" draw:text-style-name="MP10" draw:layer="backgroundobjects" svg:width="11.815cm" svg:height="1.394cm" svg:x="12.752cm" svg:y="19.132cm" presentation:class="footer">
        <draw:text-box>
          <text:list text:style-name="ML3">
            <text:list-header>
              <text:p text:style-name="MP9"><text:span text:style-name="MT2"><presentation:footer/></text:span></text:p>
            </text:list-header>
          </text:list>
        </draw:text-box>
      </draw:frame>
      <draw:frame presentation:style-name="Mpr6" draw:text-style-name="MP12" draw:layer="backgroundobjects" svg:width="8.705cm" svg:height="1.396cm" svg:x="26.75cm" svg:y="19.118cm" presentation:class="page-number">
        <draw:text-box>
          <text:list text:style-name="ML3">
            <text:list-header>
              <text:p text:style-name="MP11"><text:span text:style-name="MT2"><text:page-number>&lt;number&gt;</text:page-number></text:span></text:p>
            </text:list-header>
          </text:list>
        </draw:text-box>
      </draw:frame>
      <draw:frame presentation:style-name="Title1-outline1" draw:layer="backgroundobjects" svg:width="33.596cm" svg:height="12.179cm" svg:x="1.866cm" svg:y="4.913cm" presentation:class="outline" presentation:placeholder="true">
        <draw:text-box/>
      </draw:frame>
      <presentation:notes style:page-layout-name="PM0">
        <draw:rect draw:style-name="Mgr3" draw:text-style-name="MP13" draw:layer="backgroundobjects" svg:width="21cm" svg:height="29.7cm" svg:x="0cm" svg:y="0cm">
          <text:p/>
        </draw:rect>
        <draw:custom-shape draw:style-name="Mgr4" draw:text-style-name="MP14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7" draw:text-style-name="MP8" draw:layer="backgroundobjects" svg:width="9.096cm" svg:height="1.48cm" svg:x="-0.001cm" svg:y="0cm" presentation:class="header">
          <draw:text-box>
            <text:list text:style-name="ML3">
              <text:list-header>
                <text:p text:style-name="MP7"><text:span text:style-name="MT3"><presentation:header/></text:span></text:p>
              </text:list-header>
            </text:list>
          </draw:text-box>
        </draw:frame>
        <draw:frame presentation:style-name="Mpr8" draw:text-style-name="MP12" draw:layer="backgroundobjects" svg:width="9.094cm" svg:height="1.48cm" svg:x="11.895cm" svg:y="0cm" presentation:class="date-time">
          <draw:text-box>
            <text:list text:style-name="ML3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3.996cm" svg:height="11.133cm" svg:x="3.499cm" svg:y="2.226cm" presentation:class="page"/>
        <draw:frame presentation:style-name="Title1-notes" draw:layer="backgroundobjects" svg:width="16.796cm" svg:height="13.36cm" svg:x="2.1cm" svg:y="14.107cm" presentation:class="notes" presentation:placeholder="true">
          <draw:text-box/>
        </draw:frame>
        <draw:frame presentation:style-name="Mpr9" draw:text-style-name="MP8" draw:layer="backgroundobjects" svg:width="9.096cm" svg:height="1.479cm" svg:x="-0.001cm" svg:y="28.209cm" presentation:class="footer">
          <draw:text-box>
            <text:list text:style-name="ML3">
              <text:list-header>
                <text:p text:style-name="MP7"><text:span text:style-name="MT3"><presentation:footer/></text:span></text:p>
              </text:list-header>
            </text:list>
          </draw:text-box>
        </draw:frame>
        <draw:frame presentation:style-name="Mpr10" draw:text-style-name="MP12" draw:layer="backgroundobjects" svg:width="9.094cm" svg:height="1.479cm" svg:x="11.895cm" svg:y="28.209cm" presentation:class="page-number">
          <draw:text-box>
            <text:list text:style-name="ML3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27T12:43:28</meta:creation-date>
    <dc:date>2020-10-15T15:18:27.633170898</dc:date>
    <meta:editing-duration>P9DT10H44M56S</meta:editing-duration>
    <meta:editing-cycles>85</meta:editing-cycles>
    <meta:generator>LibreOffice/6.0.7.3$Linux_X86_64 LibreOffice_project/00m0$Build-3</meta:generator>
    <meta:print-date>2017-10-06T12:51:11.488000000</meta:print-date>
    <meta:document-statistic meta:object-count="108"/>
  </office:meta>
</office:document-meta>
</file>